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CCCC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FF66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13.149791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4.9741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leva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table:number-columns-repeated="4" table:style-name="ce1"/>
          <table:table-cell office:value-type="string" table:number-columns-spanned="15" table:number-rows-spanned="1" table:style-name="ce8">
            <text:p>Queries auf Rang</text:p>
          </table:table-cell>
          <table:covered-table-cell table:number-columns-repeated="14"/>
          <table:table-cell table:number-columns-repeated="16365"/>
        </table:table-row>
        <table:table-row table:style-name="ro1">
          <table:table-cell office:value-type="string" table:style-name="ce2">
            <text:p>Topic Nr</text:p>
          </table:table-cell>
          <table:table-cell office:value-type="string" table:style-name="ce3">
            <text:p>Number of Expected Results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Expected Result</text:p>
          </table:table-cell>
          <table:table-cell office:value-type="float" office:value="1" table:style-name="ce4">
            <office:annotation draw:style-name="a0" svg:x="11.3645833333333in" svg:y="0.197916666666667in" svg:width="1.13541666666667in" svg:height="0.385416666666667in">
              <dc:creator/>
              <text:p><text:span text:style-name="T1">Resultat auf Rang 1...n</text:span></text:p>
            </office:annotation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5" table:style-name="ce4"/>
          <table:table-cell table:number-columns-repeated="1636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trieval Model Boolean Retriev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Trust and Policy Managemen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Evaluation Corpus for author profil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ep learning for recommendation in digital text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Hidden Markov Models to Model Suspect Interactions in Digital Forensic Analysi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Feedforward, recurrent, multilayer, deep and other structu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Formal standards, procedures and methods in digital forensics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Human behaviour analysis and activity recogniti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Human-machine interaction and interfac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Information extraction for digital text forensic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Information and knowledge retrieval and semantic searc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Intelligent and/or wearable sensor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Learning author-topic models from text corpo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Nature-inspired intelligence method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New methods for detecting and eliminating network steganography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trieval Model Okapi BM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Online Evaluation Platform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Is the Open Way a Better Way?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Plagiarism Detection in digital text forensic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trieval Model Probabilistic Model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Digital Forensics Process Mode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commender system for digital text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ocial networking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tanford Universit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ext Alignmen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ext categorization/classification for digital text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ext clustering for digital text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f Idf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thesis Barcu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trieval Model Vector Space Mode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Big data visualization, modeling and analytics for digital text forens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What is digital text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XIRAF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uthor Identificati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uthor Profilin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uthorship Attributi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uthorship Identificati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Big Data Forensic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Retrieval Model Binary Independence Mode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number-rows-repeated="1048534" table:style-name="ro2">
          <table:table-cell table:number-columns-repeated="16384"/>
        </table:table-row>
      </table:table>
      <table:table table:name="Precision@k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5" table:number-columns-repeated="16368" table:default-cell-style-name="ce1"/>
        <table:table-row table:style-name="ro1">
          <table:table-cell table:style-name="ce9"/>
          <table:table-cell office:value-type="string" table:number-columns-spanned="15" table:number-rows-spanned="1" table:style-name="ce8">
            <text:p>Queries auf Rang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office:value-type="string" table:style-name="ce2">
            <text:p>Topic Nr</text:p>
          </table:table-cell>
          <table:table-cell office:value-type="float" office:value="1" table:style-name="ce10">
            <office:annotation draw:style-name="a1" svg:x="2.5625in" svg:y="0.177083333333333in" svg:width="1.13541666666667in" svg:height="0.385416666666667in">
              <dc:creator/>
              <text:p><text:span text:style-name="T1">Resultat auf Rang 1...n</text:span></text:p>
            </office:annotation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table:number-columns-repeated="5" table:style-name="ce10"/>
          <table:table-cell table:number-columns-repeated="1636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formula="of:=[Relevance.E3]" table:style-name="ce1">
            <text:p>0</text:p>
          </table:table-cell>
          <table:table-cell office:value-type="float" office:value="0" table:formula="of:=SUM([Relevance.$E3:.F3])/[.$C$2]" table:style-name="ce1">
            <text:p>0</text:p>
          </table:table-cell>
          <table:table-cell office:value-type="float" office:value="0" table:formula="of:=SUM([Relevance.$E$3:.G3])/[.D2]" table:style-name="ce1">
            <text:p>0</text:p>
          </table:table-cell>
          <table:table-cell office:value-type="float" office:value="0" table:formula="of:=SUM([Relevance.$E$3:.H3])/[.E2]" table:style-name="ce1">
            <text:p>0</text:p>
          </table:table-cell>
          <table:table-cell office:value-type="float" office:value="0" table:formula="of:=SUM([Relevance.$E$3:.I3])/[.F2]" table:style-name="ce1">
            <text:p>0</text:p>
          </table:table-cell>
          <table:table-cell office:value-type="float" office:value="0" table:formula="of:=SUM([Relevance.$E$3:.J3])/[.G2]" table:style-name="ce1">
            <text:p>0</text:p>
          </table:table-cell>
          <table:table-cell office:value-type="float" office:value="0" table:formula="of:=SUM([Relevance.$E$3:.K3])/[.H2]" table:style-name="ce1">
            <text:p>0</text:p>
          </table:table-cell>
          <table:table-cell office:value-type="float" office:value="0" table:formula="of:=SUM([Relevance.$E$3:.L3])/[.I2]" table:style-name="ce1">
            <text:p>0</text:p>
          </table:table-cell>
          <table:table-cell office:value-type="float" office:value="0" table:formula="of:=SUM([Relevance.$E$3:.M3])/[.J2]" table:style-name="ce1">
            <text:p>0</text:p>
          </table:table-cell>
          <table:table-cell office:value-type="float" office:value="0" table:formula="of:=SUM([Relevance.$E$3:.N3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" table:formula="of:=[Relevance.E4]" table:style-name="ce1">
            <text:p>0</text:p>
          </table:table-cell>
          <table:table-cell office:value-type="float" office:value="0" table:formula="of:=SUM([Relevance.$E4:.F4])/[.$C$2]" table:style-name="ce1">
            <text:p>0</text:p>
          </table:table-cell>
          <table:table-cell office:value-type="float" office:value="0" table:formula="of:=SUM([Relevance.$E$4:.G4])/[.D2]" table:style-name="ce11">
            <text:p>0</text:p>
          </table:table-cell>
          <table:table-cell office:value-type="float" office:value="0" table:formula="of:=SUM([Relevance.$E$4:.H4])/[.E2]" table:style-name="ce11">
            <text:p>0</text:p>
          </table:table-cell>
          <table:table-cell office:value-type="float" office:value="0" table:formula="of:=SUM([Relevance.$E$4:.I4])/[.F2]" table:style-name="ce11">
            <text:p>0</text:p>
          </table:table-cell>
          <table:table-cell office:value-type="float" office:value="0" table:formula="of:=SUM([Relevance.$E$4:.J4])/[.G2]" table:style-name="ce11">
            <text:p>0</text:p>
          </table:table-cell>
          <table:table-cell office:value-type="float" office:value="0" table:formula="of:=SUM([Relevance.$E$4:.K4])/[.H2]" table:style-name="ce11">
            <text:p>0</text:p>
          </table:table-cell>
          <table:table-cell office:value-type="float" office:value="0" table:formula="of:=SUM([Relevance.$E$4:.L4])/[.I2]" table:style-name="ce11">
            <text:p>0</text:p>
          </table:table-cell>
          <table:table-cell office:value-type="float" office:value="0" table:formula="of:=SUM([Relevance.$E$4:.M4])/[.J2]" table:style-name="ce11">
            <text:p>0</text:p>
          </table:table-cell>
          <table:table-cell office:value-type="float" office:value="0" table:formula="of:=SUM([Relevance.$E$4:.N4])/[.K2]" table:style-name="ce11">
            <text:p>0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formula="of:=[Relevance.E5]" table:style-name="ce1">
            <text:p>1</text:p>
          </table:table-cell>
          <table:table-cell office:value-type="float" office:value="1" table:formula="of:=SUM([Relevance.$E5:.F5])/[.$C$2]" table:style-name="ce1">
            <text:p>1</text:p>
          </table:table-cell>
          <table:table-cell office:value-type="float" office:value="1" table:formula="of:=SUM([Relevance.$E$5:.G5])/[.D2]" table:style-name="ce11">
            <text:p>1</text:p>
          </table:table-cell>
          <table:table-cell office:value-type="float" office:value="1" table:formula="of:=SUM([Relevance.$E$5:.H5])/[.E2]" table:style-name="ce11">
            <text:p>1</text:p>
          </table:table-cell>
          <table:table-cell office:value-type="float" office:value="1" table:formula="of:=SUM([Relevance.$E$5:.I5])/[.F2]" table:style-name="ce11">
            <text:p>1</text:p>
          </table:table-cell>
          <table:table-cell office:value-type="float" office:value="1" table:formula="of:=SUM([Relevance.$E$5:.J5])/[.G2]" table:style-name="ce11">
            <text:p>1</text:p>
          </table:table-cell>
          <table:table-cell office:value-type="float" office:value="1" table:formula="of:=SUM([Relevance.$E$5:.K5])/[.H2]" table:style-name="ce11">
            <text:p>1</text:p>
          </table:table-cell>
          <table:table-cell office:value-type="float" office:value="1" table:formula="of:=SUM([Relevance.$E$5:.L5])/[.I2]" table:style-name="ce11">
            <text:p>1</text:p>
          </table:table-cell>
          <table:table-cell office:value-type="float" office:value="0.88888888888888884" table:formula="of:=SUM([Relevance.$E$5:.M5])/[.J2]" table:style-name="ce11">
            <text:p>0,888888889</text:p>
          </table:table-cell>
          <table:table-cell office:value-type="float" office:value="0.9" table:formula="of:=SUM([Relevance.$E$5:.N5])/[.K2]" table:style-name="ce11">
            <text:p>0,9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" table:formula="of:=[Relevance.E6]" table:style-name="ce1">
            <text:p>0</text:p>
          </table:table-cell>
          <table:table-cell office:value-type="float" office:value="0.5" table:formula="of:=SUM([Relevance.$E6:.F6])/[.$C$2]" table:style-name="ce1">
            <text:p>0,5</text:p>
          </table:table-cell>
          <table:table-cell office:value-type="float" office:value="0.33333333333333331" table:formula="of:=SUM([Relevance.$E$6:.G6])/[.D2]" table:style-name="ce11">
            <text:p>0,333333333</text:p>
          </table:table-cell>
          <table:table-cell office:value-type="float" office:value="0.25" table:formula="of:=SUM([Relevance.$E$6:.H6])/[.E2]" table:style-name="ce11">
            <text:p>0,25</text:p>
          </table:table-cell>
          <table:table-cell office:value-type="float" office:value="0.2" table:formula="of:=SUM([Relevance.$E$6:.I6])/[.F2]" table:style-name="ce11">
            <text:p>0,2</text:p>
          </table:table-cell>
          <table:table-cell office:value-type="float" office:value="0.16666666666666666" table:formula="of:=SUM([Relevance.$E$6:.J6])/[.G2]" table:style-name="ce11">
            <text:p>0,166666667</text:p>
          </table:table-cell>
          <table:table-cell office:value-type="float" office:value="0.2857142857142857" table:formula="of:=SUM([Relevance.$E$6:.K6])/[.H2]" table:style-name="ce11">
            <text:p>0,285714286</text:p>
          </table:table-cell>
          <table:table-cell office:value-type="float" office:value="0.25" table:formula="of:=SUM([Relevance.$E$6:.L6])/[.I2]" table:style-name="ce11">
            <text:p>0,25</text:p>
          </table:table-cell>
          <table:table-cell office:value-type="float" office:value="0.22222222222222221" table:formula="of:=SUM([Relevance.$E$6:.M6])/[.J2]" table:style-name="ce11">
            <text:p>0,222222222</text:p>
          </table:table-cell>
          <table:table-cell office:value-type="float" office:value="0.2" table:formula="of:=SUM([Relevance.$E$6:.N6])/[.K2]" table:style-name="ce11">
            <text:p>0,2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" table:formula="of:=[Relevance.E7]" table:style-name="ce1">
            <text:p>1</text:p>
          </table:table-cell>
          <table:table-cell office:value-type="float" office:value="0.5" table:formula="of:=SUM([Relevance.$E7:.F7])/[.$C$2]" table:style-name="ce1">
            <text:p>0,5</text:p>
          </table:table-cell>
          <table:table-cell office:value-type="float" office:value="0.33333333333333331" table:formula="of:=SUM([Relevance.$E$7:.G7])/[.D2]" table:style-name="ce11">
            <text:p>0,333333333</text:p>
          </table:table-cell>
          <table:table-cell office:value-type="float" office:value="0.25" table:formula="of:=SUM([Relevance.$E$7:.H7])/[.E2]" table:style-name="ce11">
            <text:p>0,25</text:p>
          </table:table-cell>
          <table:table-cell office:value-type="float" office:value="0.2" table:formula="of:=SUM([Relevance.$E$7:.I7])/[.F2]" table:style-name="ce11">
            <text:p>0,2</text:p>
          </table:table-cell>
          <table:table-cell office:value-type="float" office:value="0.33333333333333331" table:formula="of:=SUM([Relevance.$E$7:.J7])/[.G2]" table:style-name="ce11">
            <text:p>0,333333333</text:p>
          </table:table-cell>
          <table:table-cell office:value-type="float" office:value="0.2857142857142857" table:formula="of:=SUM([Relevance.$E$7:.K7])/[.H2]" table:style-name="ce11">
            <text:p>0,285714286</text:p>
          </table:table-cell>
          <table:table-cell office:value-type="float" office:value="0.375" table:formula="of:=SUM([Relevance.$E$7:.L7])/[.I2]" table:style-name="ce11">
            <text:p>0,375</text:p>
          </table:table-cell>
          <table:table-cell office:value-type="float" office:value="0.44444444444444442" table:formula="of:=SUM([Relevance.$E$7:.M7])/[.J2]" table:style-name="ce11">
            <text:p>0,444444444</text:p>
          </table:table-cell>
          <table:table-cell office:value-type="float" office:value="0.4" table:formula="of:=SUM([Relevance.$E$7:.N7])/[.K2]" table:style-name="ce11">
            <text:p>0,4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" table:formula="of:=[Relevance.E8]" table:style-name="ce1">
            <text:p>0</text:p>
          </table:table-cell>
          <table:table-cell office:value-type="float" office:value="0" table:formula="of:=SUM([Relevance.$E8:.F8])/[.$C$2]" table:style-name="ce1">
            <text:p>0</text:p>
          </table:table-cell>
          <table:table-cell office:value-type="float" office:value="0" table:formula="of:=SUM([Relevance.$E$8:.G8])/[.D2]" table:style-name="ce11">
            <text:p>0</text:p>
          </table:table-cell>
          <table:table-cell office:value-type="float" office:value="0" table:formula="of:=SUM([Relevance.$E$8:.H8])/[.E2]" table:style-name="ce11">
            <text:p>0</text:p>
          </table:table-cell>
          <table:table-cell office:value-type="float" office:value="0" table:formula="of:=SUM([Relevance.$E$8:.I8])/[.F2]" table:style-name="ce11">
            <text:p>0</text:p>
          </table:table-cell>
          <table:table-cell office:value-type="float" office:value="0" table:formula="of:=SUM([Relevance.$E$8:.J8])/[.G2]" table:style-name="ce11">
            <text:p>0</text:p>
          </table:table-cell>
          <table:table-cell office:value-type="float" office:value="0" table:formula="of:=SUM([Relevance.$E$8:.K8])/[.H2]" table:style-name="ce11">
            <text:p>0</text:p>
          </table:table-cell>
          <table:table-cell office:value-type="float" office:value="0" table:formula="of:=SUM([Relevance.$E$8:.L8])/[.I2]" table:style-name="ce11">
            <text:p>0</text:p>
          </table:table-cell>
          <table:table-cell office:value-type="float" office:value="0" table:formula="of:=SUM([Relevance.$E$8:.M8])/[.J2]" table:style-name="ce11">
            <text:p>0</text:p>
          </table:table-cell>
          <table:table-cell office:value-type="float" office:value="0" table:formula="of:=SUM([Relevance.$E$8:.N8])/[.K2]" table:style-name="ce11">
            <text:p>0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" table:formula="of:=[Relevance.E9]" table:style-name="ce1">
            <text:p>1</text:p>
          </table:table-cell>
          <table:table-cell office:value-type="float" office:value="1" table:formula="of:=SUM([Relevance.$E9:.F9])/[.$C$2]" table:style-name="ce1">
            <text:p>1</text:p>
          </table:table-cell>
          <table:table-cell office:value-type="float" office:value="1" table:formula="of:=SUM([Relevance.$E$9:.G9])/[.D2]" table:style-name="ce11">
            <text:p>1</text:p>
          </table:table-cell>
          <table:table-cell office:value-type="float" office:value="1" table:formula="of:=SUM([Relevance.$E$9:.H9])/[.E2]" table:style-name="ce11">
            <text:p>1</text:p>
          </table:table-cell>
          <table:table-cell office:value-type="float" office:value="1" table:formula="of:=SUM([Relevance.$E$9:.I9])/[.F2]" table:style-name="ce11">
            <text:p>1</text:p>
          </table:table-cell>
          <table:table-cell office:value-type="float" office:value="1" table:formula="of:=SUM([Relevance.$E$9:.J9])/[.G2]" table:style-name="ce11">
            <text:p>1</text:p>
          </table:table-cell>
          <table:table-cell office:value-type="float" office:value="1" table:formula="of:=SUM([Relevance.$E$9:.K9])/[.H2]" table:style-name="ce11">
            <text:p>1</text:p>
          </table:table-cell>
          <table:table-cell office:value-type="float" office:value="1" table:formula="of:=SUM([Relevance.$E$9:.L9])/[.I2]" table:style-name="ce11">
            <text:p>1</text:p>
          </table:table-cell>
          <table:table-cell office:value-type="float" office:value="1" table:formula="of:=SUM([Relevance.$E$9:.M9])/[.J2]" table:style-name="ce11">
            <text:p>1</text:p>
          </table:table-cell>
          <table:table-cell office:value-type="float" office:value="1" table:formula="of:=SUM([Relevance.$E$9:.N9])/[.K2]" table:style-name="ce11">
            <text:p>1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" table:formula="of:=[Relevance.E10]" table:style-name="ce1">
            <text:p>0</text:p>
          </table:table-cell>
          <table:table-cell office:value-type="float" office:value="0" table:formula="of:=SUM([Relevance.$E10:.F10])/[.$C$2]" table:style-name="ce1">
            <text:p>0</text:p>
          </table:table-cell>
          <table:table-cell office:value-type="float" office:value="0" table:formula="of:=SUM([Relevance.$E$10:.G10])/[.D2]" table:style-name="ce11">
            <text:p>0</text:p>
          </table:table-cell>
          <table:table-cell office:value-type="float" office:value="0" table:formula="of:=SUM([Relevance.$E$10:.H10])/[.E2]" table:style-name="ce11">
            <text:p>0</text:p>
          </table:table-cell>
          <table:table-cell office:value-type="float" office:value="0" table:formula="of:=SUM([Relevance.$E$10:.I10])/[.F2]" table:style-name="ce11">
            <text:p>0</text:p>
          </table:table-cell>
          <table:table-cell office:value-type="float" office:value="0" table:formula="of:=SUM([Relevance.$E$10:.J10])/[.G2]" table:style-name="ce11">
            <text:p>0</text:p>
          </table:table-cell>
          <table:table-cell office:value-type="float" office:value="0" table:formula="of:=SUM([Relevance.$E$10:.K10])/[.H2]" table:style-name="ce11">
            <text:p>0</text:p>
          </table:table-cell>
          <table:table-cell office:value-type="float" office:value="0" table:formula="of:=SUM([Relevance.$E$10:.L10])/[.I2]" table:style-name="ce11">
            <text:p>0</text:p>
          </table:table-cell>
          <table:table-cell office:value-type="float" office:value="0" table:formula="of:=SUM([Relevance.$E$10:.M10])/[.J2]" table:style-name="ce11">
            <text:p>0</text:p>
          </table:table-cell>
          <table:table-cell office:value-type="float" office:value="0" table:formula="of:=SUM([Relevance.$E$10:.N10])/[.K2]" table:style-name="ce11">
            <text:p>0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0" table:formula="of:=[Relevance.E11]" table:style-name="ce1">
            <text:p>0</text:p>
          </table:table-cell>
          <table:table-cell office:value-type="float" office:value="0" table:formula="of:=SUM([Relevance.$E11:.F11])/[.$C$2]" table:style-name="ce1">
            <text:p>0</text:p>
          </table:table-cell>
          <table:table-cell office:value-type="float" office:value="0.33333333333333331" table:formula="of:=SUM([Relevance.$E$11:.G11])/[.D2]" table:style-name="ce11">
            <text:p>0,333333333</text:p>
          </table:table-cell>
          <table:table-cell office:value-type="float" office:value="0.5" table:formula="of:=SUM([Relevance.$E$11:.H11])/[.E2]" table:style-name="ce11">
            <text:p>0,5</text:p>
          </table:table-cell>
          <table:table-cell office:value-type="float" office:value="0.4" table:formula="of:=SUM([Relevance.$E$11:.I11])/[.F2]" table:style-name="ce11">
            <text:p>0,4</text:p>
          </table:table-cell>
          <table:table-cell office:value-type="float" office:value="0.5" table:formula="of:=SUM([Relevance.$E$11:.J11])/[.G2]" table:style-name="ce11">
            <text:p>0,5</text:p>
          </table:table-cell>
          <table:table-cell office:value-type="float" office:value="0.42857142857142855" table:formula="of:=SUM([Relevance.$E$11:.K11])/[.H2]" table:style-name="ce11">
            <text:p>0,428571429</text:p>
          </table:table-cell>
          <table:table-cell office:value-type="float" office:value="0.375" table:formula="of:=SUM([Relevance.$E$11:.L11])/[.I2]" table:style-name="ce11">
            <text:p>0,375</text:p>
          </table:table-cell>
          <table:table-cell office:value-type="float" office:value="0.33333333333333331" table:formula="of:=SUM([Relevance.$E$11:.M11])/[.J2]" table:style-name="ce11">
            <text:p>0,333333333</text:p>
          </table:table-cell>
          <table:table-cell office:value-type="float" office:value="0.3" table:formula="of:=SUM([Relevance.$E$11:.N11])/[.K2]" table:style-name="ce11">
            <text:p>0,3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" table:formula="of:=[Relevance.E12]" table:style-name="ce1">
            <text:p>1</text:p>
          </table:table-cell>
          <table:table-cell office:value-type="float" office:value="1" table:formula="of:=SUM([Relevance.$E12:.F12])/[.$C$2]" table:style-name="ce1">
            <text:p>1</text:p>
          </table:table-cell>
          <table:table-cell office:value-type="float" office:value="1" table:formula="of:=SUM([Relevance.$E$12:.G12])/[.D2]" table:style-name="ce11">
            <text:p>1</text:p>
          </table:table-cell>
          <table:table-cell office:value-type="float" office:value="1" table:formula="of:=SUM([Relevance.$E$12:.H12])/[.E2]" table:style-name="ce11">
            <text:p>1</text:p>
          </table:table-cell>
          <table:table-cell office:value-type="float" office:value="1" table:formula="of:=SUM([Relevance.$E$12:.I12])/[.F2]" table:style-name="ce11">
            <text:p>1</text:p>
          </table:table-cell>
          <table:table-cell office:value-type="float" office:value="0.83333333333333337" table:formula="of:=SUM([Relevance.$E$12:.J12])/[.G2]" table:style-name="ce11">
            <text:p>0,833333333</text:p>
          </table:table-cell>
          <table:table-cell office:value-type="float" office:value="0.8571428571428571" table:formula="of:=SUM([Relevance.$E$12:.K12])/[.H2]" table:style-name="ce11">
            <text:p>0,857142857</text:p>
          </table:table-cell>
          <table:table-cell office:value-type="float" office:value="0.75" table:formula="of:=SUM([Relevance.$E$12:.L12])/[.I2]" table:style-name="ce11">
            <text:p>0,75</text:p>
          </table:table-cell>
          <table:table-cell office:value-type="float" office:value="0.66666666666666663" table:formula="of:=SUM([Relevance.$E$12:.M12])/[.J2]" table:style-name="ce11">
            <text:p>0,666666667</text:p>
          </table:table-cell>
          <table:table-cell office:value-type="float" office:value="0.6" table:formula="of:=SUM([Relevance.$E$12:.N12])/[.K2]" table:style-name="ce11">
            <text:p>0,6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" table:formula="of:=[Relevance.E13]" table:style-name="ce1">
            <text:p>1</text:p>
          </table:table-cell>
          <table:table-cell office:value-type="float" office:value="1" table:formula="of:=SUM([Relevance.$E13:.F13])/[.$C$2]" table:style-name="ce1">
            <text:p>1</text:p>
          </table:table-cell>
          <table:table-cell office:value-type="float" office:value="1" table:formula="of:=SUM([Relevance.$E$13:.G13])/[.D2]" table:style-name="ce11">
            <text:p>1</text:p>
          </table:table-cell>
          <table:table-cell office:value-type="float" office:value="1" table:formula="of:=SUM([Relevance.$E$13:.H13])/[.E2]" table:style-name="ce11">
            <text:p>1</text:p>
          </table:table-cell>
          <table:table-cell office:value-type="float" office:value="0.8" table:formula="of:=SUM([Relevance.$E$13:.I13])/[.F2]" table:style-name="ce11">
            <text:p>0,8</text:p>
          </table:table-cell>
          <table:table-cell office:value-type="float" office:value="0.83333333333333337" table:formula="of:=SUM([Relevance.$E$13:.J13])/[.G2]" table:style-name="ce11">
            <text:p>0,833333333</text:p>
          </table:table-cell>
          <table:table-cell office:value-type="float" office:value="0.8571428571428571" table:formula="of:=SUM([Relevance.$E$13:.K13])/[.H2]" table:style-name="ce11">
            <text:p>0,857142857</text:p>
          </table:table-cell>
          <table:table-cell office:value-type="float" office:value="0.875" table:formula="of:=SUM([Relevance.$E$13:.L13])/[.I2]" table:style-name="ce11">
            <text:p>0,875</text:p>
          </table:table-cell>
          <table:table-cell office:value-type="float" office:value="0.88888888888888884" table:formula="of:=SUM([Relevance.$E$13:.M13])/[.J2]" table:style-name="ce11">
            <text:p>0,888888889</text:p>
          </table:table-cell>
          <table:table-cell office:value-type="float" office:value="0.9" table:formula="of:=SUM([Relevance.$E$13:.N13])/[.K2]" table:style-name="ce11">
            <text:p>0,9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" table:formula="of:=[Relevance.E14]" table:style-name="ce1">
            <text:p>0</text:p>
          </table:table-cell>
          <table:table-cell office:value-type="float" office:value="0.5" table:formula="of:=SUM([Relevance.$E14:.F14])/[.$C$2]" table:style-name="ce1">
            <text:p>0,5</text:p>
          </table:table-cell>
          <table:table-cell office:value-type="float" office:value="0.66666666666666663" table:formula="of:=SUM([Relevance.$E$14:.G14])/[.D2]" table:style-name="ce11">
            <text:p>0,666666667</text:p>
          </table:table-cell>
          <table:table-cell office:value-type="float" office:value="0.75" table:formula="of:=SUM([Relevance.$E$14:.H14])/[.E2]" table:style-name="ce11">
            <text:p>0,75</text:p>
          </table:table-cell>
          <table:table-cell office:value-type="float" office:value="0.6" table:formula="of:=SUM([Relevance.$E$14:.I14])/[.F2]" table:style-name="ce11">
            <text:p>0,6</text:p>
          </table:table-cell>
          <table:table-cell office:value-type="float" office:value="0.66666666666666663" table:formula="of:=SUM([Relevance.$E$14:.J14])/[.G2]" table:style-name="ce11">
            <text:p>0,666666667</text:p>
          </table:table-cell>
          <table:table-cell office:value-type="float" office:value="0.7142857142857143" table:formula="of:=SUM([Relevance.$E$14:.K14])/[.H2]" table:style-name="ce11">
            <text:p>0,714285714</text:p>
          </table:table-cell>
          <table:table-cell office:value-type="float" office:value="0.75" table:formula="of:=SUM([Relevance.$E$14:.L14])/[.I2]" table:style-name="ce11">
            <text:p>0,75</text:p>
          </table:table-cell>
          <table:table-cell office:value-type="float" office:value="0.77777777777777779" table:formula="of:=SUM([Relevance.$E$14:.M14])/[.J2]" table:style-name="ce11">
            <text:p>0,777777778</text:p>
          </table:table-cell>
          <table:table-cell office:value-type="float" office:value="0.8" table:formula="of:=SUM([Relevance.$E$14:.N14])/[.K2]" table:style-name="ce11">
            <text:p>0,8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" table:formula="of:=[Relevance.E15]" table:style-name="ce1">
            <text:p>0</text:p>
          </table:table-cell>
          <table:table-cell office:value-type="float" office:value="0" table:formula="of:=SUM([Relevance.$E15:.F15])/[.$C$2]" table:style-name="ce1">
            <text:p>0</text:p>
          </table:table-cell>
          <table:table-cell office:value-type="float" office:value="0" table:formula="of:=SUM([Relevance.$E$15:.G15])/[.D2]" table:style-name="ce11">
            <text:p>0</text:p>
          </table:table-cell>
          <table:table-cell office:value-type="float" office:value="0" table:formula="of:=SUM([Relevance.$E$15:.H15])/[.E2]" table:style-name="ce11">
            <text:p>0</text:p>
          </table:table-cell>
          <table:table-cell office:value-type="float" office:value="0" table:formula="of:=SUM([Relevance.$E$15:.I15])/[.F2]" table:style-name="ce11">
            <text:p>0</text:p>
          </table:table-cell>
          <table:table-cell office:value-type="float" office:value="0" table:formula="of:=SUM([Relevance.$E$15:.J15])/[.G2]" table:style-name="ce11">
            <text:p>0</text:p>
          </table:table-cell>
          <table:table-cell office:value-type="float" office:value="0" table:formula="of:=SUM([Relevance.$E$15:.K15])/[.H2]" table:style-name="ce11">
            <text:p>0</text:p>
          </table:table-cell>
          <table:table-cell office:value-type="float" office:value="0" table:formula="of:=SUM([Relevance.$E$15:.L15])/[.I2]" table:style-name="ce11">
            <text:p>0</text:p>
          </table:table-cell>
          <table:table-cell office:value-type="float" office:value="0" table:formula="of:=SUM([Relevance.$E$15:.M15])/[.J2]" table:style-name="ce11">
            <text:p>0</text:p>
          </table:table-cell>
          <table:table-cell office:value-type="float" office:value="0" table:formula="of:=SUM([Relevance.$E$15:.N15])/[.K2]" table:style-name="ce11">
            <text:p>0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" table:formula="of:=[Relevance.E16]" table:style-name="ce1">
            <text:p>1</text:p>
          </table:table-cell>
          <table:table-cell office:value-type="float" office:value="1" table:formula="of:=SUM([Relevance.$E16:.F16])/[.$C$2]" table:style-name="ce1">
            <text:p>1</text:p>
          </table:table-cell>
          <table:table-cell office:value-type="float" office:value="1" table:formula="of:=SUM([Relevance.$E$16:.G16])/[.D2]" table:style-name="ce11">
            <text:p>1</text:p>
          </table:table-cell>
          <table:table-cell office:value-type="float" office:value="1" table:formula="of:=SUM([Relevance.$E$16:.H16])/[.E2]" table:style-name="ce11">
            <text:p>1</text:p>
          </table:table-cell>
          <table:table-cell office:value-type="float" office:value="1" table:formula="of:=SUM([Relevance.$E$16:.I16])/[.F2]" table:style-name="ce11">
            <text:p>1</text:p>
          </table:table-cell>
          <table:table-cell office:value-type="float" office:value="1" table:formula="of:=SUM([Relevance.$E$16:.J16])/[.G2]" table:style-name="ce11">
            <text:p>1</text:p>
          </table:table-cell>
          <table:table-cell office:value-type="float" office:value="1" table:formula="of:=SUM([Relevance.$E$16:.K16])/[.H2]" table:style-name="ce11">
            <text:p>1</text:p>
          </table:table-cell>
          <table:table-cell office:value-type="float" office:value="1" table:formula="of:=SUM([Relevance.$E$16:.L16])/[.I2]" table:style-name="ce11">
            <text:p>1</text:p>
          </table:table-cell>
          <table:table-cell office:value-type="float" office:value="1" table:formula="of:=SUM([Relevance.$E$16:.M16])/[.J2]" table:style-name="ce11">
            <text:p>1</text:p>
          </table:table-cell>
          <table:table-cell office:value-type="float" office:value="1" table:formula="of:=SUM([Relevance.$E$16:.N16])/[.K2]" table:style-name="ce11">
            <text:p>1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" table:formula="of:=[Relevance.E17]" table:style-name="ce1">
            <text:p>1</text:p>
          </table:table-cell>
          <table:table-cell office:value-type="float" office:value="0.5" table:formula="of:=SUM([Relevance.$E17:.F17])/[.$C$2]" table:style-name="ce1">
            <text:p>0,5</text:p>
          </table:table-cell>
          <table:table-cell office:value-type="float" office:value="0.66666666666666663" table:formula="of:=SUM([Relevance.$E$17:.G17])/[.D2]" table:style-name="ce11">
            <text:p>0,666666667</text:p>
          </table:table-cell>
          <table:table-cell office:value-type="float" office:value="0.5" table:formula="of:=SUM([Relevance.$E$17:.H17])/[.E2]" table:style-name="ce11">
            <text:p>0,5</text:p>
          </table:table-cell>
          <table:table-cell office:value-type="float" office:value="0.6" table:formula="of:=SUM([Relevance.$E$17:.I17])/[.F2]" table:style-name="ce11">
            <text:p>0,6</text:p>
          </table:table-cell>
          <table:table-cell office:value-type="float" office:value="0.66666666666666663" table:formula="of:=SUM([Relevance.$E$17:.J17])/[.G2]" table:style-name="ce11">
            <text:p>0,666666667</text:p>
          </table:table-cell>
          <table:table-cell office:value-type="float" office:value="0.7142857142857143" table:formula="of:=SUM([Relevance.$E$17:.K17])/[.H2]" table:style-name="ce11">
            <text:p>0,714285714</text:p>
          </table:table-cell>
          <table:table-cell office:value-type="float" office:value="0.625" table:formula="of:=SUM([Relevance.$E$17:.L17])/[.I2]" table:style-name="ce11">
            <text:p>0,625</text:p>
          </table:table-cell>
          <table:table-cell office:value-type="float" office:value="0.66666666666666663" table:formula="of:=SUM([Relevance.$E$17:.M17])/[.J2]" table:style-name="ce11">
            <text:p>0,666666667</text:p>
          </table:table-cell>
          <table:table-cell office:value-type="float" office:value="0.7" table:formula="of:=SUM([Relevance.$E$17:.N17])/[.K2]" table:style-name="ce11">
            <text:p>0,7</text:p>
          </table:table-cell>
          <table:table-cell table:number-columns-repeated="5" table:style-name="ce11"/>
          <table:table-cell table:number-columns-repeated="1636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" table:formula="of:=[Relevance.E18]" table:style-name="ce1">
            <text:p>1</text:p>
          </table:table-cell>
          <table:table-cell office:value-type="float" office:value="1" table:formula="of:=SUM([Relevance.$E18:.F18])/[.$C$2]" table:style-name="ce1">
            <text:p>1</text:p>
          </table:table-cell>
          <table:table-cell office:value-type="float" office:value="1" table:formula="of:=SUM([Relevance.$E$18:.G18])/[.D2]" table:style-name="ce1">
            <text:p>1</text:p>
          </table:table-cell>
          <table:table-cell office:value-type="float" office:value="0.75" table:formula="of:=SUM([Relevance.$E$18:.H18])/[.E2]" table:style-name="ce1">
            <text:p>0,75</text:p>
          </table:table-cell>
          <table:table-cell office:value-type="float" office:value="0.6" table:formula="of:=SUM([Relevance.$E$18:.I18])/[.F2]" table:style-name="ce1">
            <text:p>0,6</text:p>
          </table:table-cell>
          <table:table-cell office:value-type="float" office:value="0.66666666666666663" table:formula="of:=SUM([Relevance.$E$18:.J18])/[.G2]" table:style-name="ce1">
            <text:p>0,666666667</text:p>
          </table:table-cell>
          <table:table-cell office:value-type="float" office:value="0.7142857142857143" table:formula="of:=SUM([Relevance.$E$18:.K18])/[.H2]" table:style-name="ce1">
            <text:p>0,714285714</text:p>
          </table:table-cell>
          <table:table-cell office:value-type="float" office:value="0.625" table:formula="of:=SUM([Relevance.$E$18:.L18])/[.I2]" table:style-name="ce1">
            <text:p>0,625</text:p>
          </table:table-cell>
          <table:table-cell office:value-type="float" office:value="0.66666666666666663" table:formula="of:=SUM([Relevance.$E$18:.M18])/[.J2]" table:style-name="ce1">
            <text:p>0,666666667</text:p>
          </table:table-cell>
          <table:table-cell office:value-type="float" office:value="0.7" table:formula="of:=SUM([Relevance.$E$18:.N18])/[.K2]" table:style-name="ce1">
            <text:p>0,7</text:p>
          </table:table-cell>
          <table:table-cell table:number-columns-repeated="16373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" table:formula="of:=[Relevance.E19]" table:style-name="ce1">
            <text:p>1</text:p>
          </table:table-cell>
          <table:table-cell office:value-type="float" office:value="1" table:formula="of:=SUM([Relevance.$E19:.F19])/[.$C$2]" table:style-name="ce1">
            <text:p>1</text:p>
          </table:table-cell>
          <table:table-cell office:value-type="float" office:value="1" table:formula="of:=SUM([Relevance.$E$19:.G19])/[.D2]" table:style-name="ce1">
            <text:p>1</text:p>
          </table:table-cell>
          <table:table-cell office:value-type="float" office:value="1" table:formula="of:=SUM([Relevance.$E$19:.H19])/[.E2]" table:style-name="ce1">
            <text:p>1</text:p>
          </table:table-cell>
          <table:table-cell office:value-type="float" office:value="1" table:formula="of:=SUM([Relevance.$E$19:.I19])/[.F2]" table:style-name="ce1">
            <text:p>1</text:p>
          </table:table-cell>
          <table:table-cell office:value-type="float" office:value="0.83333333333333337" table:formula="of:=SUM([Relevance.$E$19:.J19])/[.G2]" table:style-name="ce1">
            <text:p>0,833333333</text:p>
          </table:table-cell>
          <table:table-cell office:value-type="float" office:value="0.8571428571428571" table:formula="of:=SUM([Relevance.$E$19:.K19])/[.H2]" table:style-name="ce1">
            <text:p>0,857142857</text:p>
          </table:table-cell>
          <table:table-cell office:value-type="float" office:value="0.875" table:formula="of:=SUM([Relevance.$E$19:.L19])/[.I2]" table:style-name="ce1">
            <text:p>0,875</text:p>
          </table:table-cell>
          <table:table-cell office:value-type="float" office:value="0.88888888888888884" table:formula="of:=SUM([Relevance.$E$19:.M19])/[.J2]" table:style-name="ce1">
            <text:p>0,888888889</text:p>
          </table:table-cell>
          <table:table-cell office:value-type="float" office:value="0.9" table:formula="of:=SUM([Relevance.$E$19:.N19])/[.K2]" table:style-name="ce1">
            <text:p>0,9</text:p>
          </table:table-cell>
          <table:table-cell table:number-columns-repeated="16373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" table:formula="of:=[Relevance.E20]" table:style-name="ce1">
            <text:p>1</text:p>
          </table:table-cell>
          <table:table-cell office:value-type="float" office:value="1" table:formula="of:=SUM([Relevance.$E20:.F20])/[.$C$2]" table:style-name="ce1">
            <text:p>1</text:p>
          </table:table-cell>
          <table:table-cell office:value-type="float" office:value="1" table:formula="of:=SUM([Relevance.$E$20:.G20])/[.D2]" table:style-name="ce1">
            <text:p>1</text:p>
          </table:table-cell>
          <table:table-cell office:value-type="float" office:value="1" table:formula="of:=SUM([Relevance.$E$20:.H20])/[.E2]" table:style-name="ce1">
            <text:p>1</text:p>
          </table:table-cell>
          <table:table-cell office:value-type="float" office:value="1" table:formula="of:=SUM([Relevance.$E$20:.I20])/[.F2]" table:style-name="ce1">
            <text:p>1</text:p>
          </table:table-cell>
          <table:table-cell office:value-type="float" office:value="1" table:formula="of:=SUM([Relevance.$E$20:.J20])/[.G2]" table:style-name="ce1">
            <text:p>1</text:p>
          </table:table-cell>
          <table:table-cell office:value-type="float" office:value="1" table:formula="of:=SUM([Relevance.$E$20:.K20])/[.H2]" table:style-name="ce1">
            <text:p>1</text:p>
          </table:table-cell>
          <table:table-cell office:value-type="float" office:value="1" table:formula="of:=SUM([Relevance.$E$20:.L20])/[.I2]" table:style-name="ce1">
            <text:p>1</text:p>
          </table:table-cell>
          <table:table-cell office:value-type="float" office:value="1" table:formula="of:=SUM([Relevance.$E$20:.M20])/[.J2]" table:style-name="ce1">
            <text:p>1</text:p>
          </table:table-cell>
          <table:table-cell office:value-type="float" office:value="1" table:formula="of:=SUM([Relevance.$E$20:.N20])/[.K2]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0" table:formula="of:=[Relevance.E21]" table:style-name="ce1">
            <text:p>0</text:p>
          </table:table-cell>
          <table:table-cell office:value-type="float" office:value="0" table:formula="of:=SUM([Relevance.$E21:.F21])/[.$C$2]" table:style-name="ce1">
            <text:p>0</text:p>
          </table:table-cell>
          <table:table-cell office:value-type="float" office:value="0" table:formula="of:=SUM([Relevance.$E$21:.G21])/[.D2]" table:style-name="ce1">
            <text:p>0</text:p>
          </table:table-cell>
          <table:table-cell office:value-type="float" office:value="0" table:formula="of:=SUM([Relevance.$E$21:.H21])/[.E2]" table:style-name="ce1">
            <text:p>0</text:p>
          </table:table-cell>
          <table:table-cell office:value-type="float" office:value="0" table:formula="of:=SUM([Relevance.$E$21:.I21])/[.F2]" table:style-name="ce1">
            <text:p>0</text:p>
          </table:table-cell>
          <table:table-cell office:value-type="float" office:value="0" table:formula="of:=SUM([Relevance.$E$21:.J21])/[.G2]" table:style-name="ce1">
            <text:p>0</text:p>
          </table:table-cell>
          <table:table-cell office:value-type="float" office:value="0" table:formula="of:=SUM([Relevance.$E$21:.K21])/[.H2]" table:style-name="ce1">
            <text:p>0</text:p>
          </table:table-cell>
          <table:table-cell office:value-type="float" office:value="0" table:formula="of:=SUM([Relevance.$E$21:.L21])/[.I2]" table:style-name="ce1">
            <text:p>0</text:p>
          </table:table-cell>
          <table:table-cell office:value-type="float" office:value="0" table:formula="of:=SUM([Relevance.$E$21:.M21])/[.J2]" table:style-name="ce1">
            <text:p>0</text:p>
          </table:table-cell>
          <table:table-cell office:value-type="float" office:value="0" table:formula="of:=SUM([Relevance.$E$21:.N21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" table:formula="of:=[Relevance.E22]" table:style-name="ce1">
            <text:p>1</text:p>
          </table:table-cell>
          <table:table-cell office:value-type="float" office:value="1" table:formula="of:=SUM([Relevance.$E22:.F22])/[.$C$2]" table:style-name="ce1">
            <text:p>1</text:p>
          </table:table-cell>
          <table:table-cell office:value-type="float" office:value="1" table:formula="of:=SUM([Relevance.$E$22:.G22])/[.D2]" table:style-name="ce1">
            <text:p>1</text:p>
          </table:table-cell>
          <table:table-cell office:value-type="float" office:value="1" table:formula="of:=SUM([Relevance.$E$22:.H22])/[.E2]" table:style-name="ce1">
            <text:p>1</text:p>
          </table:table-cell>
          <table:table-cell office:value-type="float" office:value="1" table:formula="of:=SUM([Relevance.$E$22:.I22])/[.F2]" table:style-name="ce1">
            <text:p>1</text:p>
          </table:table-cell>
          <table:table-cell office:value-type="float" office:value="1" table:formula="of:=SUM([Relevance.$E$22:.J22])/[.G2]" table:style-name="ce1">
            <text:p>1</text:p>
          </table:table-cell>
          <table:table-cell office:value-type="float" office:value="1" table:formula="of:=SUM([Relevance.$E$22:.K22])/[.H2]" table:style-name="ce1">
            <text:p>1</text:p>
          </table:table-cell>
          <table:table-cell office:value-type="float" office:value="1" table:formula="of:=SUM([Relevance.$E$22:.L22])/[.I2]" table:style-name="ce1">
            <text:p>1</text:p>
          </table:table-cell>
          <table:table-cell office:value-type="float" office:value="1" table:formula="of:=SUM([Relevance.$E$22:.M22])/[.J2]" table:style-name="ce1">
            <text:p>1</text:p>
          </table:table-cell>
          <table:table-cell office:value-type="float" office:value="1" table:formula="of:=SUM([Relevance.$E$22:.N22])/[.K2]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" table:formula="of:=[Relevance.E23]" table:style-name="ce1">
            <text:p>0</text:p>
          </table:table-cell>
          <table:table-cell office:value-type="float" office:value="0" table:formula="of:=SUM([Relevance.$E23:.F23])/[.$C$2]" table:style-name="ce1">
            <text:p>0</text:p>
          </table:table-cell>
          <table:table-cell office:value-type="float" office:value="0" table:formula="of:=SUM([Relevance.$E$23:.G23])/[.D2]" table:style-name="ce1">
            <text:p>0</text:p>
          </table:table-cell>
          <table:table-cell office:value-type="float" office:value="0" table:formula="of:=SUM([Relevance.$E$23:.H23])/[.E2]" table:style-name="ce1">
            <text:p>0</text:p>
          </table:table-cell>
          <table:table-cell office:value-type="float" office:value="0" table:formula="of:=SUM([Relevance.$E$23:.I23])/[.F2]" table:style-name="ce1">
            <text:p>0</text:p>
          </table:table-cell>
          <table:table-cell office:value-type="float" office:value="0" table:formula="of:=SUM([Relevance.$E$23:.J23])/[.G2]" table:style-name="ce1">
            <text:p>0</text:p>
          </table:table-cell>
          <table:table-cell office:value-type="float" office:value="0" table:formula="of:=SUM([Relevance.$E$23:.K23])/[.H2]" table:style-name="ce1">
            <text:p>0</text:p>
          </table:table-cell>
          <table:table-cell office:value-type="float" office:value="0" table:formula="of:=SUM([Relevance.$E$23:.L23])/[.I2]" table:style-name="ce1">
            <text:p>0</text:p>
          </table:table-cell>
          <table:table-cell office:value-type="float" office:value="0" table:formula="of:=SUM([Relevance.$E$23:.M23])/[.J2]" table:style-name="ce1">
            <text:p>0</text:p>
          </table:table-cell>
          <table:table-cell office:value-type="float" office:value="0" table:formula="of:=SUM([Relevance.$E$23:.N23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0" table:formula="of:=[Relevance.E24]" table:style-name="ce1">
            <text:p>0</text:p>
          </table:table-cell>
          <table:table-cell office:value-type="float" office:value="0" table:formula="of:=SUM([Relevance.$E24:.F24])/[.$C$2]" table:style-name="ce1">
            <text:p>0</text:p>
          </table:table-cell>
          <table:table-cell office:value-type="float" office:value="0" table:formula="of:=SUM([Relevance.$E$24:.G24])/[.D2]" table:style-name="ce1">
            <text:p>0</text:p>
          </table:table-cell>
          <table:table-cell office:value-type="float" office:value="0" table:formula="of:=SUM([Relevance.$E$24:.H24])/[.E2]" table:style-name="ce1">
            <text:p>0</text:p>
          </table:table-cell>
          <table:table-cell office:value-type="float" office:value="0" table:formula="of:=SUM([Relevance.$E$24:.I24])/[.F2]" table:style-name="ce1">
            <text:p>0</text:p>
          </table:table-cell>
          <table:table-cell office:value-type="float" office:value="0" table:formula="of:=SUM([Relevance.$E$24:.J24])/[.G2]" table:style-name="ce1">
            <text:p>0</text:p>
          </table:table-cell>
          <table:table-cell office:value-type="float" office:value="0" table:formula="of:=SUM([Relevance.$E$24:.K24])/[.H2]" table:style-name="ce1">
            <text:p>0</text:p>
          </table:table-cell>
          <table:table-cell office:value-type="float" office:value="0" table:formula="of:=SUM([Relevance.$E$24:.L24])/[.I2]" table:style-name="ce1">
            <text:p>0</text:p>
          </table:table-cell>
          <table:table-cell office:value-type="float" office:value="0" table:formula="of:=SUM([Relevance.$E$24:.M24])/[.J2]" table:style-name="ce1">
            <text:p>0</text:p>
          </table:table-cell>
          <table:table-cell office:value-type="float" office:value="0" table:formula="of:=SUM([Relevance.$E$24:.N24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" table:formula="of:=[Relevance.E25]" table:style-name="ce1">
            <text:p>0</text:p>
          </table:table-cell>
          <table:table-cell office:value-type="float" office:value="0" table:formula="of:=SUM([Relevance.$E25:.F25])/[.$C$2]" table:style-name="ce1">
            <text:p>0</text:p>
          </table:table-cell>
          <table:table-cell office:value-type="float" office:value="0" table:formula="of:=SUM([Relevance.$E$25:.G25])/[.D2]" table:style-name="ce1">
            <text:p>0</text:p>
          </table:table-cell>
          <table:table-cell office:value-type="float" office:value="0" table:formula="of:=SUM([Relevance.$E$25:.H25])/[.E2]" table:style-name="ce1">
            <text:p>0</text:p>
          </table:table-cell>
          <table:table-cell office:value-type="float" office:value="0" table:formula="of:=SUM([Relevance.$E$25:.I25])/[.F2]" table:style-name="ce1">
            <text:p>0</text:p>
          </table:table-cell>
          <table:table-cell office:value-type="float" office:value="0" table:formula="of:=SUM([Relevance.$E$25:.J25])/[.G2]" table:style-name="ce1">
            <text:p>0</text:p>
          </table:table-cell>
          <table:table-cell office:value-type="float" office:value="0" table:formula="of:=SUM([Relevance.$E$25:.K25])/[.H2]" table:style-name="ce1">
            <text:p>0</text:p>
          </table:table-cell>
          <table:table-cell office:value-type="float" office:value="0" table:formula="of:=SUM([Relevance.$E$25:.L25])/[.I2]" table:style-name="ce1">
            <text:p>0</text:p>
          </table:table-cell>
          <table:table-cell office:value-type="float" office:value="0" table:formula="of:=SUM([Relevance.$E$25:.M25])/[.J2]" table:style-name="ce1">
            <text:p>0</text:p>
          </table:table-cell>
          <table:table-cell office:value-type="float" office:value="0" table:formula="of:=SUM([Relevance.$E$25:.N25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0" table:formula="of:=[Relevance.E26]" table:style-name="ce1">
            <text:p>0</text:p>
          </table:table-cell>
          <table:table-cell office:value-type="float" office:value="0" table:formula="of:=SUM([Relevance.$E26:.F26])/[.$C$2]" table:style-name="ce1">
            <text:p>0</text:p>
          </table:table-cell>
          <table:table-cell office:value-type="float" office:value="0" table:formula="of:=SUM([Relevance.$E$26:.G26])/[.D2]" table:style-name="ce1">
            <text:p>0</text:p>
          </table:table-cell>
          <table:table-cell office:value-type="float" office:value="0" table:formula="of:=SUM([Relevance.$E$26:.H26])/[.E2]" table:style-name="ce1">
            <text:p>0</text:p>
          </table:table-cell>
          <table:table-cell office:value-type="float" office:value="0" table:formula="of:=SUM([Relevance.$E$26:.I26])/[.F2]" table:style-name="ce1">
            <text:p>0</text:p>
          </table:table-cell>
          <table:table-cell office:value-type="float" office:value="0" table:formula="of:=SUM([Relevance.$E$26:.J26])/[.G2]" table:style-name="ce1">
            <text:p>0</text:p>
          </table:table-cell>
          <table:table-cell office:value-type="float" office:value="0" table:formula="of:=SUM([Relevance.$E$26:.K26])/[.H2]" table:style-name="ce1">
            <text:p>0</text:p>
          </table:table-cell>
          <table:table-cell office:value-type="float" office:value="0" table:formula="of:=SUM([Relevance.$E$26:.L26])/[.I2]" table:style-name="ce1">
            <text:p>0</text:p>
          </table:table-cell>
          <table:table-cell office:value-type="float" office:value="0" table:formula="of:=SUM([Relevance.$E$26:.M26])/[.J2]" table:style-name="ce1">
            <text:p>0</text:p>
          </table:table-cell>
          <table:table-cell office:value-type="float" office:value="0" table:formula="of:=SUM([Relevance.$E$26:.N26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0" table:formula="of:=[Relevance.E27]" table:style-name="ce1">
            <text:p>0</text:p>
          </table:table-cell>
          <table:table-cell office:value-type="float" office:value="0" table:formula="of:=SUM([Relevance.$E27:.F27])/[.$C$2]" table:style-name="ce1">
            <text:p>0</text:p>
          </table:table-cell>
          <table:table-cell office:value-type="float" office:value="0" table:formula="of:=SUM([Relevance.$E$27:.G27])/[.D2]" table:style-name="ce1">
            <text:p>0</text:p>
          </table:table-cell>
          <table:table-cell office:value-type="float" office:value="0" table:formula="of:=SUM([Relevance.$E$27:.H27])/[.E2]" table:style-name="ce1">
            <text:p>0</text:p>
          </table:table-cell>
          <table:table-cell office:value-type="float" office:value="0" table:formula="of:=SUM([Relevance.$E$27:.I27])/[.F2]" table:style-name="ce1">
            <text:p>0</text:p>
          </table:table-cell>
          <table:table-cell office:value-type="float" office:value="0" table:formula="of:=SUM([Relevance.$E$27:.J27])/[.G2]" table:style-name="ce1">
            <text:p>0</text:p>
          </table:table-cell>
          <table:table-cell office:value-type="float" office:value="0" table:formula="of:=SUM([Relevance.$E$27:.K27])/[.H2]" table:style-name="ce1">
            <text:p>0</text:p>
          </table:table-cell>
          <table:table-cell office:value-type="float" office:value="0" table:formula="of:=SUM([Relevance.$E$27:.L27])/[.I2]" table:style-name="ce1">
            <text:p>0</text:p>
          </table:table-cell>
          <table:table-cell office:value-type="float" office:value="0" table:formula="of:=SUM([Relevance.$E$27:.M27])/[.J2]" table:style-name="ce1">
            <text:p>0</text:p>
          </table:table-cell>
          <table:table-cell office:value-type="float" office:value="0" table:formula="of:=SUM([Relevance.$E$27:.N27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0" table:formula="of:=[Relevance.E28]" table:style-name="ce1">
            <text:p>0</text:p>
          </table:table-cell>
          <table:table-cell office:value-type="float" office:value="0" table:formula="of:=SUM([Relevance.$E28:.F28])/[.$C$2]" table:style-name="ce1">
            <text:p>0</text:p>
          </table:table-cell>
          <table:table-cell office:value-type="float" office:value="0" table:formula="of:=SUM([Relevance.$E$28:.G28])/[.D2]" table:style-name="ce1">
            <text:p>0</text:p>
          </table:table-cell>
          <table:table-cell office:value-type="float" office:value="0" table:formula="of:=SUM([Relevance.$E$28:.H28])/[.E2]" table:style-name="ce1">
            <text:p>0</text:p>
          </table:table-cell>
          <table:table-cell office:value-type="float" office:value="0" table:formula="of:=SUM([Relevance.$E$28:.I28])/[.F2]" table:style-name="ce1">
            <text:p>0</text:p>
          </table:table-cell>
          <table:table-cell office:value-type="float" office:value="0" table:formula="of:=SUM([Relevance.$E$28:.J28])/[.G2]" table:style-name="ce1">
            <text:p>0</text:p>
          </table:table-cell>
          <table:table-cell office:value-type="float" office:value="0" table:formula="of:=SUM([Relevance.$E$28:.K28])/[.H2]" table:style-name="ce1">
            <text:p>0</text:p>
          </table:table-cell>
          <table:table-cell office:value-type="float" office:value="0" table:formula="of:=SUM([Relevance.$E$28:.L28])/[.I2]" table:style-name="ce1">
            <text:p>0</text:p>
          </table:table-cell>
          <table:table-cell office:value-type="float" office:value="0" table:formula="of:=SUM([Relevance.$E$28:.M28])/[.J2]" table:style-name="ce1">
            <text:p>0</text:p>
          </table:table-cell>
          <table:table-cell office:value-type="float" office:value="0" table:formula="of:=SUM([Relevance.$E$28:.N28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0" table:formula="of:=[Relevance.E29]" table:style-name="ce1">
            <text:p>0</text:p>
          </table:table-cell>
          <table:table-cell office:value-type="float" office:value="0" table:formula="of:=SUM([Relevance.$E29:.F29])/[.$C$2]" table:style-name="ce1">
            <text:p>0</text:p>
          </table:table-cell>
          <table:table-cell office:value-type="float" office:value="0" table:formula="of:=SUM([Relevance.$E$29:.G29])/[.D2]" table:style-name="ce1">
            <text:p>0</text:p>
          </table:table-cell>
          <table:table-cell office:value-type="float" office:value="0" table:formula="of:=SUM([Relevance.$E$29:.H29])/[.E2]" table:style-name="ce1">
            <text:p>0</text:p>
          </table:table-cell>
          <table:table-cell office:value-type="float" office:value="0" table:formula="of:=SUM([Relevance.$E$29:.I29])/[.F2]" table:style-name="ce1">
            <text:p>0</text:p>
          </table:table-cell>
          <table:table-cell office:value-type="float" office:value="0" table:formula="of:=SUM([Relevance.$E$29:.J29])/[.G2]" table:style-name="ce1">
            <text:p>0</text:p>
          </table:table-cell>
          <table:table-cell office:value-type="float" office:value="0" table:formula="of:=SUM([Relevance.$E$29:.K29])/[.H2]" table:style-name="ce1">
            <text:p>0</text:p>
          </table:table-cell>
          <table:table-cell office:value-type="float" office:value="0" table:formula="of:=SUM([Relevance.$E$29:.L29])/[.I2]" table:style-name="ce1">
            <text:p>0</text:p>
          </table:table-cell>
          <table:table-cell office:value-type="float" office:value="0" table:formula="of:=SUM([Relevance.$E$29:.M29])/[.J2]" table:style-name="ce1">
            <text:p>0</text:p>
          </table:table-cell>
          <table:table-cell office:value-type="float" office:value="0" table:formula="of:=SUM([Relevance.$E$29:.N29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0" table:formula="of:=[Relevance.E30]" table:style-name="ce1">
            <text:p>0</text:p>
          </table:table-cell>
          <table:table-cell office:value-type="float" office:value="0" table:formula="of:=SUM([Relevance.$E30:.F30])/[.$C$2]" table:style-name="ce1">
            <text:p>0</text:p>
          </table:table-cell>
          <table:table-cell office:value-type="float" office:value="0" table:formula="of:=SUM([Relevance.$E$30:.G30])/[.D2]" table:style-name="ce1">
            <text:p>0</text:p>
          </table:table-cell>
          <table:table-cell office:value-type="float" office:value="0" table:formula="of:=SUM([Relevance.$E$30:.H30])/[.E2]" table:style-name="ce1">
            <text:p>0</text:p>
          </table:table-cell>
          <table:table-cell office:value-type="float" office:value="0" table:formula="of:=SUM([Relevance.$E$30:.I30])/[.F2]" table:style-name="ce1">
            <text:p>0</text:p>
          </table:table-cell>
          <table:table-cell office:value-type="float" office:value="0" table:formula="of:=SUM([Relevance.$E$30:.J30])/[.G2]" table:style-name="ce1">
            <text:p>0</text:p>
          </table:table-cell>
          <table:table-cell office:value-type="float" office:value="0" table:formula="of:=SUM([Relevance.$E$30:.K30])/[.H2]" table:style-name="ce1">
            <text:p>0</text:p>
          </table:table-cell>
          <table:table-cell office:value-type="float" office:value="0" table:formula="of:=SUM([Relevance.$E$30:.L30])/[.I2]" table:style-name="ce1">
            <text:p>0</text:p>
          </table:table-cell>
          <table:table-cell office:value-type="float" office:value="0" table:formula="of:=SUM([Relevance.$E$30:.M30])/[.J2]" table:style-name="ce1">
            <text:p>0</text:p>
          </table:table-cell>
          <table:table-cell office:value-type="float" office:value="0" table:formula="of:=SUM([Relevance.$E$30:.N30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0" table:formula="of:=[Relevance.E31]" table:style-name="ce1">
            <text:p>0</text:p>
          </table:table-cell>
          <table:table-cell office:value-type="float" office:value="0" table:formula="of:=SUM([Relevance.$E31:.F31])/[.$C$2]" table:style-name="ce1">
            <text:p>0</text:p>
          </table:table-cell>
          <table:table-cell office:value-type="float" office:value="0" table:formula="of:=SUM([Relevance.$E$31:.G31])/[.D2]" table:style-name="ce1">
            <text:p>0</text:p>
          </table:table-cell>
          <table:table-cell office:value-type="float" office:value="0" table:formula="of:=SUM([Relevance.$E$31:.H31])/[.E2]" table:style-name="ce1">
            <text:p>0</text:p>
          </table:table-cell>
          <table:table-cell office:value-type="float" office:value="0" table:formula="of:=SUM([Relevance.$E$31:.I31])/[.F2]" table:style-name="ce1">
            <text:p>0</text:p>
          </table:table-cell>
          <table:table-cell office:value-type="float" office:value="0" table:formula="of:=SUM([Relevance.$E$31:.J31])/[.G2]" table:style-name="ce1">
            <text:p>0</text:p>
          </table:table-cell>
          <table:table-cell office:value-type="float" office:value="0" table:formula="of:=SUM([Relevance.$E$31:.K31])/[.H2]" table:style-name="ce1">
            <text:p>0</text:p>
          </table:table-cell>
          <table:table-cell office:value-type="float" office:value="0" table:formula="of:=SUM([Relevance.$E$31:.L31])/[.I2]" table:style-name="ce1">
            <text:p>0</text:p>
          </table:table-cell>
          <table:table-cell office:value-type="float" office:value="0" table:formula="of:=SUM([Relevance.$E$31:.M31])/[.J2]" table:style-name="ce1">
            <text:p>0</text:p>
          </table:table-cell>
          <table:table-cell office:value-type="float" office:value="0" table:formula="of:=SUM([Relevance.$E$31:.N31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" table:formula="of:=[Relevance.E32]" table:style-name="ce1">
            <text:p>0</text:p>
          </table:table-cell>
          <table:table-cell office:value-type="float" office:value="0" table:formula="of:=SUM([Relevance.$E32:.F32])/[.$C$2]" table:style-name="ce1">
            <text:p>0</text:p>
          </table:table-cell>
          <table:table-cell office:value-type="float" office:value="0" table:formula="of:=SUM([Relevance.$E$32:.G32])/[.D2]" table:style-name="ce1">
            <text:p>0</text:p>
          </table:table-cell>
          <table:table-cell office:value-type="float" office:value="0" table:formula="of:=SUM([Relevance.$E$32:.H32])/[.E2]" table:style-name="ce1">
            <text:p>0</text:p>
          </table:table-cell>
          <table:table-cell office:value-type="float" office:value="0" table:formula="of:=SUM([Relevance.$E$32:.I32])/[.F2]" table:style-name="ce1">
            <text:p>0</text:p>
          </table:table-cell>
          <table:table-cell office:value-type="float" office:value="0" table:formula="of:=SUM([Relevance.$E$32:.J32])/[.G2]" table:style-name="ce1">
            <text:p>0</text:p>
          </table:table-cell>
          <table:table-cell office:value-type="float" office:value="0" table:formula="of:=SUM([Relevance.$E$32:.K32])/[.H2]" table:style-name="ce1">
            <text:p>0</text:p>
          </table:table-cell>
          <table:table-cell office:value-type="float" office:value="0" table:formula="of:=SUM([Relevance.$E$32:.L32])/[.I2]" table:style-name="ce1">
            <text:p>0</text:p>
          </table:table-cell>
          <table:table-cell office:value-type="float" office:value="0" table:formula="of:=SUM([Relevance.$E$32:.M32])/[.J2]" table:style-name="ce1">
            <text:p>0</text:p>
          </table:table-cell>
          <table:table-cell office:value-type="float" office:value="0" table:formula="of:=SUM([Relevance.$E$32:.N32])/[.K2]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0" table:formula="of:=[Relevance.E33]" table:style-name="ce1">
            <text:p>0</text:p>
          </table:table-cell>
          <table:table-cell office:value-type="float" office:value="0" table:formula="of:=SUM([Relevance.$E33:.F33])/[.$C$2]" table:style-name="ce1">
            <text:p>0</text:p>
          </table:table-cell>
          <table:table-cell office:value-type="float" office:value="0" table:formula="of:=SUM([Relevance.$E$33:.G33])/[.D2]" table:style-name="ce1">
            <text:p>0</text:p>
          </table:table-cell>
          <table:table-cell office:value-type="float" office:value="0" table:formula="of:=SUM([Relevance.$E$33:.H33])/[.E2]" table:style-name="ce1">
            <text:p>0</text:p>
          </table:table-cell>
          <table:table-cell office:value-type="float" office:value="0" table:formula="of:=SUM([Relevance.$E$33:.I33])/[.F2]" table:style-name="ce1">
            <text:p>0</text:p>
          </table:table-cell>
          <table:table-cell office:value-type="float" office:value="0" table:formula="of:=SUM([Relevance.$E$33:.J33])/[.G2]" table:style-name="ce1">
            <text:p>0</text:p>
          </table:table-cell>
          <table:table-cell office:value-type="float" office:value="0" table:formula="of:=SUM([Relevance.$E$33:.K33])/[.H2]" table:style-name="ce1">
            <text:p>0</text:p>
          </table:table-cell>
          <table:table-cell office:value-type="float" office:value="0" table:formula="of:=SUM([Relevance.$E$33:.L33])/[.I2]" table:style-name="ce1">
            <text:p>0</text:p>
          </table:table-cell>
          <table:table-cell office:value-type="float" office:value="0" table:formula="of:=SUM([Relevance.$E$33:.M33])/[.J2]" table:style-name="ce1">
            <text:p>0</text:p>
          </table:table-cell>
          <table:table-cell office:value-type="float" office:value="0" table:formula="of:=SUM([Relevance.$E$33:.N33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0" table:formula="of:=[Relevance.E34]" table:style-name="ce1">
            <text:p>0</text:p>
          </table:table-cell>
          <table:table-cell office:value-type="float" office:value="0" table:formula="of:=SUM([Relevance.$E34:.F34])/[.$C$2]" table:style-name="ce1">
            <text:p>0</text:p>
          </table:table-cell>
          <table:table-cell office:value-type="float" office:value="0" table:formula="of:=SUM([Relevance.$E$34:.G34])/[.D2]" table:style-name="ce1">
            <text:p>0</text:p>
          </table:table-cell>
          <table:table-cell office:value-type="float" office:value="0" table:formula="of:=SUM([Relevance.$E$34:.H34])/[.E2]" table:style-name="ce1">
            <text:p>0</text:p>
          </table:table-cell>
          <table:table-cell office:value-type="float" office:value="0" table:formula="of:=SUM([Relevance.$E$34:.I34])/[.F2]" table:style-name="ce1">
            <text:p>0</text:p>
          </table:table-cell>
          <table:table-cell office:value-type="float" office:value="0" table:formula="of:=SUM([Relevance.$E$34:.J34])/[.G2]" table:style-name="ce1">
            <text:p>0</text:p>
          </table:table-cell>
          <table:table-cell office:value-type="float" office:value="0" table:formula="of:=SUM([Relevance.$E$34:.K34])/[.H2]" table:style-name="ce1">
            <text:p>0</text:p>
          </table:table-cell>
          <table:table-cell office:value-type="float" office:value="0" table:formula="of:=SUM([Relevance.$E$34:.L34])/[.I2]" table:style-name="ce1">
            <text:p>0</text:p>
          </table:table-cell>
          <table:table-cell office:value-type="float" office:value="0" table:formula="of:=SUM([Relevance.$E$34:.M34])/[.J2]" table:style-name="ce1">
            <text:p>0</text:p>
          </table:table-cell>
          <table:table-cell office:value-type="float" office:value="0" table:formula="of:=SUM([Relevance.$E$34:.N34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0" table:formula="of:=[Relevance.E35]" table:style-name="ce1">
            <text:p>0</text:p>
          </table:table-cell>
          <table:table-cell office:value-type="float" office:value="0" table:formula="of:=SUM([Relevance.$E35:.F35])/[.$C$2]" table:style-name="ce1">
            <text:p>0</text:p>
          </table:table-cell>
          <table:table-cell office:value-type="float" office:value="0" table:formula="of:=SUM([Relevance.$E$35:.G35])/[.D2]" table:style-name="ce1">
            <text:p>0</text:p>
          </table:table-cell>
          <table:table-cell office:value-type="float" office:value="0" table:formula="of:=SUM([Relevance.$E$35:.H35])/[.E2]" table:style-name="ce1">
            <text:p>0</text:p>
          </table:table-cell>
          <table:table-cell office:value-type="float" office:value="0" table:formula="of:=SUM([Relevance.$E$35:.I35])/[.F2]" table:style-name="ce1">
            <text:p>0</text:p>
          </table:table-cell>
          <table:table-cell office:value-type="float" office:value="0" table:formula="of:=SUM([Relevance.$E$35:.J35])/[.G2]" table:style-name="ce1">
            <text:p>0</text:p>
          </table:table-cell>
          <table:table-cell office:value-type="float" office:value="0" table:formula="of:=SUM([Relevance.$E$35:.K35])/[.H2]" table:style-name="ce1">
            <text:p>0</text:p>
          </table:table-cell>
          <table:table-cell office:value-type="float" office:value="0" table:formula="of:=SUM([Relevance.$E$35:.L35])/[.I2]" table:style-name="ce1">
            <text:p>0</text:p>
          </table:table-cell>
          <table:table-cell office:value-type="float" office:value="0" table:formula="of:=SUM([Relevance.$E$35:.M35])/[.J2]" table:style-name="ce1">
            <text:p>0</text:p>
          </table:table-cell>
          <table:table-cell office:value-type="float" office:value="0" table:formula="of:=SUM([Relevance.$E$35:.N35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0" table:formula="of:=[Relevance.E36]" table:style-name="ce1">
            <text:p>0</text:p>
          </table:table-cell>
          <table:table-cell office:value-type="float" office:value="0" table:formula="of:=SUM([Relevance.$E36:.F36])/[.$C$2]" table:style-name="ce1">
            <text:p>0</text:p>
          </table:table-cell>
          <table:table-cell office:value-type="float" office:value="0" table:formula="of:=SUM([Relevance.$E$36:.G36])/[.D2]" table:style-name="ce1">
            <text:p>0</text:p>
          </table:table-cell>
          <table:table-cell office:value-type="float" office:value="0" table:formula="of:=SUM([Relevance.$E$36:.H36])/[.E2]" table:style-name="ce1">
            <text:p>0</text:p>
          </table:table-cell>
          <table:table-cell office:value-type="float" office:value="0" table:formula="of:=SUM([Relevance.$E$36:.I36])/[.F2]" table:style-name="ce1">
            <text:p>0</text:p>
          </table:table-cell>
          <table:table-cell office:value-type="float" office:value="0" table:formula="of:=SUM([Relevance.$E$36:.J36])/[.G2]" table:style-name="ce1">
            <text:p>0</text:p>
          </table:table-cell>
          <table:table-cell office:value-type="float" office:value="0" table:formula="of:=SUM([Relevance.$E$36:.K36])/[.H2]" table:style-name="ce1">
            <text:p>0</text:p>
          </table:table-cell>
          <table:table-cell office:value-type="float" office:value="0" table:formula="of:=SUM([Relevance.$E$36:.L36])/[.I2]" table:style-name="ce1">
            <text:p>0</text:p>
          </table:table-cell>
          <table:table-cell office:value-type="float" office:value="0" table:formula="of:=SUM([Relevance.$E$36:.M36])/[.J2]" table:style-name="ce1">
            <text:p>0</text:p>
          </table:table-cell>
          <table:table-cell office:value-type="float" office:value="0" table:formula="of:=SUM([Relevance.$E$36:.N36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0" table:formula="of:=[Relevance.E37]" table:style-name="ce1">
            <text:p>0</text:p>
          </table:table-cell>
          <table:table-cell office:value-type="float" office:value="0" table:formula="of:=SUM([Relevance.$E37:.F37])/[.$C$2]" table:style-name="ce1">
            <text:p>0</text:p>
          </table:table-cell>
          <table:table-cell office:value-type="float" office:value="0" table:formula="of:=SUM([Relevance.$E$37:.G37])/[.D2]" table:style-name="ce1">
            <text:p>0</text:p>
          </table:table-cell>
          <table:table-cell office:value-type="float" office:value="0" table:formula="of:=SUM([Relevance.$E$37:.H37])/[.E2]" table:style-name="ce1">
            <text:p>0</text:p>
          </table:table-cell>
          <table:table-cell office:value-type="float" office:value="0" table:formula="of:=SUM([Relevance.$E$37:.I37])/[.F2]" table:style-name="ce1">
            <text:p>0</text:p>
          </table:table-cell>
          <table:table-cell office:value-type="float" office:value="0" table:formula="of:=SUM([Relevance.$E$37:.J37])/[.G2]" table:style-name="ce1">
            <text:p>0</text:p>
          </table:table-cell>
          <table:table-cell office:value-type="float" office:value="0" table:formula="of:=SUM([Relevance.$E$37:.K37])/[.H2]" table:style-name="ce1">
            <text:p>0</text:p>
          </table:table-cell>
          <table:table-cell office:value-type="float" office:value="0" table:formula="of:=SUM([Relevance.$E$37:.L37])/[.I2]" table:style-name="ce1">
            <text:p>0</text:p>
          </table:table-cell>
          <table:table-cell office:value-type="float" office:value="0" table:formula="of:=SUM([Relevance.$E$37:.M37])/[.J2]" table:style-name="ce1">
            <text:p>0</text:p>
          </table:table-cell>
          <table:table-cell office:value-type="float" office:value="0" table:formula="of:=SUM([Relevance.$E$37:.N37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0" table:formula="of:=[Relevance.E38]" table:style-name="ce1">
            <text:p>0</text:p>
          </table:table-cell>
          <table:table-cell office:value-type="float" office:value="0" table:formula="of:=SUM([Relevance.$E38:.F38])/[.$C$2]" table:style-name="ce1">
            <text:p>0</text:p>
          </table:table-cell>
          <table:table-cell office:value-type="float" office:value="0" table:formula="of:=SUM([Relevance.$E$38:.G38])/[.D2]" table:style-name="ce1">
            <text:p>0</text:p>
          </table:table-cell>
          <table:table-cell office:value-type="float" office:value="0" table:formula="of:=SUM([Relevance.$E$38:.H38])/[.E2]" table:style-name="ce1">
            <text:p>0</text:p>
          </table:table-cell>
          <table:table-cell office:value-type="float" office:value="0" table:formula="of:=SUM([Relevance.$E$38:.I38])/[.F2]" table:style-name="ce1">
            <text:p>0</text:p>
          </table:table-cell>
          <table:table-cell office:value-type="float" office:value="0" table:formula="of:=SUM([Relevance.$E$38:.J38])/[.G2]" table:style-name="ce1">
            <text:p>0</text:p>
          </table:table-cell>
          <table:table-cell office:value-type="float" office:value="0" table:formula="of:=SUM([Relevance.$E$38:.K38])/[.H2]" table:style-name="ce1">
            <text:p>0</text:p>
          </table:table-cell>
          <table:table-cell office:value-type="float" office:value="0" table:formula="of:=SUM([Relevance.$E$38:.L38])/[.I2]" table:style-name="ce1">
            <text:p>0</text:p>
          </table:table-cell>
          <table:table-cell office:value-type="float" office:value="0" table:formula="of:=SUM([Relevance.$E$38:.M38])/[.J2]" table:style-name="ce1">
            <text:p>0</text:p>
          </table:table-cell>
          <table:table-cell office:value-type="float" office:value="0" table:formula="of:=SUM([Relevance.$E$38:.N38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0" table:formula="of:=[Relevance.E39]" table:style-name="ce1">
            <text:p>0</text:p>
          </table:table-cell>
          <table:table-cell office:value-type="float" office:value="0" table:formula="of:=SUM([Relevance.$E39:.F39])/[.$C$2]" table:style-name="ce1">
            <text:p>0</text:p>
          </table:table-cell>
          <table:table-cell office:value-type="float" office:value="0" table:formula="of:=SUM([Relevance.$E$39:.G39])/[.D2]" table:style-name="ce1">
            <text:p>0</text:p>
          </table:table-cell>
          <table:table-cell office:value-type="float" office:value="0" table:formula="of:=SUM([Relevance.$E$39:.H39])/[.E2]" table:style-name="ce1">
            <text:p>0</text:p>
          </table:table-cell>
          <table:table-cell office:value-type="float" office:value="0" table:formula="of:=SUM([Relevance.$E$39:.I39])/[.F2]" table:style-name="ce1">
            <text:p>0</text:p>
          </table:table-cell>
          <table:table-cell office:value-type="float" office:value="0" table:formula="of:=SUM([Relevance.$E$39:.J39])/[.G2]" table:style-name="ce1">
            <text:p>0</text:p>
          </table:table-cell>
          <table:table-cell office:value-type="float" office:value="0" table:formula="of:=SUM([Relevance.$E$39:.K39])/[.H2]" table:style-name="ce1">
            <text:p>0</text:p>
          </table:table-cell>
          <table:table-cell office:value-type="float" office:value="0" table:formula="of:=SUM([Relevance.$E$39:.L39])/[.I2]" table:style-name="ce1">
            <text:p>0</text:p>
          </table:table-cell>
          <table:table-cell office:value-type="float" office:value="0" table:formula="of:=SUM([Relevance.$E$39:.M39])/[.J2]" table:style-name="ce1">
            <text:p>0</text:p>
          </table:table-cell>
          <table:table-cell office:value-type="float" office:value="0" table:formula="of:=SUM([Relevance.$E$39:.N39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0" table:formula="of:=[Relevance.E40]" table:style-name="ce1">
            <text:p>0</text:p>
          </table:table-cell>
          <table:table-cell office:value-type="float" office:value="0" table:formula="of:=SUM([Relevance.$E40:.F40])/[.$C$2]" table:style-name="ce1">
            <text:p>0</text:p>
          </table:table-cell>
          <table:table-cell office:value-type="float" office:value="0" table:formula="of:=SUM([Relevance.$E$40:.G40])/[.D2]" table:style-name="ce1">
            <text:p>0</text:p>
          </table:table-cell>
          <table:table-cell office:value-type="float" office:value="0" table:formula="of:=SUM([Relevance.$E$40:.H40])/[.E2]" table:style-name="ce1">
            <text:p>0</text:p>
          </table:table-cell>
          <table:table-cell office:value-type="float" office:value="0" table:formula="of:=SUM([Relevance.$E$40:.I40])/[.F2]" table:style-name="ce1">
            <text:p>0</text:p>
          </table:table-cell>
          <table:table-cell office:value-type="float" office:value="0" table:formula="of:=SUM([Relevance.$E$40:.J40])/[.G2]" table:style-name="ce1">
            <text:p>0</text:p>
          </table:table-cell>
          <table:table-cell office:value-type="float" office:value="0" table:formula="of:=SUM([Relevance.$E$40:.K40])/[.H2]" table:style-name="ce1">
            <text:p>0</text:p>
          </table:table-cell>
          <table:table-cell office:value-type="float" office:value="0" table:formula="of:=SUM([Relevance.$E$40:.L40])/[.I2]" table:style-name="ce1">
            <text:p>0</text:p>
          </table:table-cell>
          <table:table-cell office:value-type="float" office:value="0" table:formula="of:=SUM([Relevance.$E$40:.M40])/[.J2]" table:style-name="ce1">
            <text:p>0</text:p>
          </table:table-cell>
          <table:table-cell office:value-type="float" office:value="0" table:formula="of:=SUM([Relevance.$E$40:.N40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0" table:formula="of:=[Relevance.E41]" table:style-name="ce1">
            <text:p>0</text:p>
          </table:table-cell>
          <table:table-cell office:value-type="float" office:value="0" table:formula="of:=SUM([Relevance.$E41:.F41])/[.$C$2]" table:style-name="ce1">
            <text:p>0</text:p>
          </table:table-cell>
          <table:table-cell office:value-type="float" office:value="0" table:formula="of:=SUM([Relevance.$E$41:.G41])/[.D2]" table:style-name="ce1">
            <text:p>0</text:p>
          </table:table-cell>
          <table:table-cell office:value-type="float" office:value="0" table:formula="of:=SUM([Relevance.$E$41:.H41])/[.E2]" table:style-name="ce1">
            <text:p>0</text:p>
          </table:table-cell>
          <table:table-cell office:value-type="float" office:value="0" table:formula="of:=SUM([Relevance.$E$41:.I41])/[.F2]" table:style-name="ce1">
            <text:p>0</text:p>
          </table:table-cell>
          <table:table-cell office:value-type="float" office:value="0" table:formula="of:=SUM([Relevance.$E$41:.J41])/[.G2]" table:style-name="ce1">
            <text:p>0</text:p>
          </table:table-cell>
          <table:table-cell office:value-type="float" office:value="0" table:formula="of:=SUM([Relevance.$E$41:.K41])/[.H2]" table:style-name="ce1">
            <text:p>0</text:p>
          </table:table-cell>
          <table:table-cell office:value-type="float" office:value="0" table:formula="of:=SUM([Relevance.$E$41:.L41])/[.I2]" table:style-name="ce1">
            <text:p>0</text:p>
          </table:table-cell>
          <table:table-cell office:value-type="float" office:value="0" table:formula="of:=SUM([Relevance.$E$41:.M41])/[.J2]" table:style-name="ce1">
            <text:p>0</text:p>
          </table:table-cell>
          <table:table-cell office:value-type="float" office:value="0" table:formula="of:=SUM([Relevance.$E$41:.N41])/[.K2]" table:style-name="ce1">
            <text:p>0</text:p>
          </table:table-cell>
          <table:table-cell table:number-columns-repeated="16373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" table:formula="of:=[Relevance.E42]" table:style-name="ce1">
            <text:p>0</text:p>
          </table:table-cell>
          <table:table-cell office:value-type="float" office:value="0" table:formula="of:=SUM([Relevance.$E42:.F42])/[.$C$2]" table:style-name="ce1">
            <text:p>0</text:p>
          </table:table-cell>
          <table:table-cell office:value-type="float" office:value="0" table:formula="of:=SUM([Relevance.$E$42:.G42])/[.D2]" table:style-name="ce1">
            <text:p>0</text:p>
          </table:table-cell>
          <table:table-cell office:value-type="float" office:value="0" table:formula="of:=SUM([Relevance.$E$42:.H42])/[.E2]" table:style-name="ce1">
            <text:p>0</text:p>
          </table:table-cell>
          <table:table-cell office:value-type="float" office:value="0" table:formula="of:=SUM([Relevance.$E$42:.I42])/[.F2]" table:style-name="ce1">
            <text:p>0</text:p>
          </table:table-cell>
          <table:table-cell office:value-type="float" office:value="0" table:formula="of:=SUM([Relevance.$E$42:.J42])/[.G2]" table:style-name="ce1">
            <text:p>0</text:p>
          </table:table-cell>
          <table:table-cell office:value-type="float" office:value="0" table:formula="of:=SUM([Relevance.$E$42:.K42])/[.H2]" table:style-name="ce1">
            <text:p>0</text:p>
          </table:table-cell>
          <table:table-cell office:value-type="float" office:value="0" table:formula="of:=SUM([Relevance.$E$42:.L42])/[.I2]" table:style-name="ce1">
            <text:p>0</text:p>
          </table:table-cell>
          <table:table-cell office:value-type="float" office:value="0" table:formula="of:=SUM([Relevance.$E$42:.M42])/[.J2]" table:style-name="ce1">
            <text:p>0</text:p>
          </table:table-cell>
          <table:table-cell office:value-type="float" office:value="0" table:formula="of:=SUM([Relevance.$E$42:.N42])/[.K2]" table:style-name="ce1">
            <text:p>0</text:p>
          </table:table-cell>
          <table:table-cell table:number-columns-repeated="16373"/>
        </table:table-row>
        <table:table-row table:number-rows-repeated="1048534" table:style-name="ro2">
          <table:table-cell table:number-columns-repeated="16384"/>
        </table:table-row>
      </table:table>
      <table:table table:name="MAP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default-cell-style-name="ce1"/>
        <table:table-column table:style-name="co5" table:number-columns-repeated="1637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Topic Nr</text:p>
          </table:table-cell>
          <table:table-cell office:value-type="string" table:style-name="ce12">
            <text:p>Summe von Precision@k</text:p>
          </table:table-cell>
          <table:table-cell office:value-type="string" table:style-name="ce12">
            <text:p>MAP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formula="of:=SUM(['Precision@k'.B3:.P3])" table:style-name="ce1">
            <text:p>0</text:p>
          </table:table-cell>
          <table:table-cell office:value-type="float" office:value="0" table:formula="of:=[.B3]/[Relevance.B3]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" table:formula="of:=SUM(['Precision@k'.B4:.P4])" table:style-name="ce1">
            <text:p>0</text:p>
          </table:table-cell>
          <table:table-cell office:value-type="float" office:value="0" table:formula="of:=[.B4]/[Relevance.B4]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9.7888888888888896" table:formula="of:=SUM(['Precision@k'.B5:.P5])" table:style-name="ce1">
            <text:p>9,788888889</text:p>
          </table:table-cell>
          <table:table-cell office:value-type="float" office:value="0.97888888888888892" table:formula="of:=[.B5]/[Relevance.B5]" table:style-name="ce1">
            <text:p>0,978888889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.4079365079365083" table:formula="of:=SUM(['Precision@k'.B6:.P6])" table:style-name="ce1">
            <text:p>2,407936508</text:p>
          </table:table-cell>
          <table:table-cell office:value-type="float" office:value="0.24079365079365084" table:formula="of:=[.B6]/[Relevance.B6]" table:style-name="ce1">
            <text:p>0,240793651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.1218253968253968" table:formula="of:=SUM(['Precision@k'.B7:.P7])" table:style-name="ce1">
            <text:p>4,121825397</text:p>
          </table:table-cell>
          <table:table-cell office:value-type="float" office:value="0.41218253968253971" table:formula="of:=[.B7]/[Relevance.B7]" table:style-name="ce1">
            <text:p>0,41218254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" table:formula="of:=SUM(['Precision@k'.B8:.P8])" table:style-name="ce1">
            <text:p>0</text:p>
          </table:table-cell>
          <table:table-cell office:value-type="float" office:value="0" table:formula="of:=[.B8]/[Relevance.B8]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0" table:formula="of:=SUM(['Precision@k'.B9:.P9])" table:style-name="ce1">
            <text:p>10</text:p>
          </table:table-cell>
          <table:table-cell office:value-type="float" office:value="1" table:formula="of:=[.B9]/[Relevance.B9]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" table:formula="of:=SUM(['Precision@k'.B10:.P10])" table:style-name="ce1">
            <text:p>0</text:p>
          </table:table-cell>
          <table:table-cell office:value-type="float" office:value="0" table:formula="of:=[.B10]/[Relevance.B10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3.1702380952380951" table:formula="of:=SUM(['Precision@k'.B11:.P11])" table:style-name="ce1">
            <text:p>3,170238095</text:p>
          </table:table-cell>
          <table:table-cell office:value-type="float" office:value="0.31702380952380949" table:formula="of:=[.B11]/[Relevance.B11]" table:style-name="ce1">
            <text:p>0,31702381</text:p>
          </table:table-cell>
          <table:table-cell table:number-columns-repeated="5" table:style-name="ce1"/>
          <table:table-cell office:value-type="string" table:style-name="ce13">
            <text:p>Mean Average Precision</text:p>
          </table:table-cell>
          <table:table-cell table:number-columns-repeated="3" table:style-name="ce1"/>
          <table:table-cell office:value-type="float" office:value="0.26823015873015871" table:formula="of:=AVERAGE([.C3:.C42])" table:style-name="ce1">
            <text:p>0,268230159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8.7071428571428555" table:formula="of:=SUM(['Precision@k'.B12:.P12])" table:style-name="ce1">
            <text:p>8,707142857</text:p>
          </table:table-cell>
          <table:table-cell office:value-type="float" office:value="0.87071428571428555" table:formula="of:=[.B12]/[Relevance.B12]" table:style-name="ce1">
            <text:p>0,870714286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9.1543650793650784" table:formula="of:=SUM(['Precision@k'.B13:.P13])" table:style-name="ce1">
            <text:p>9,154365079</text:p>
          </table:table-cell>
          <table:table-cell office:value-type="float" office:value="0.91543650793650788" table:formula="of:=[.B13]/[Relevance.B13]" table:style-name="ce1">
            <text:p>0,915436508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.2253968253968246" table:formula="of:=SUM(['Precision@k'.B14:.P14])" table:style-name="ce1">
            <text:p>6,225396825</text:p>
          </table:table-cell>
          <table:table-cell office:value-type="float" office:value="0.6225396825396825" table:formula="of:=[.B14]/[Relevance.B14]" table:style-name="ce1">
            <text:p>0,622539683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" table:formula="of:=SUM(['Precision@k'.B15:.P15])" table:style-name="ce1">
            <text:p>0</text:p>
          </table:table-cell>
          <table:table-cell office:value-type="float" office:value="0" table:formula="of:=[.B15]/[Relevance.B15]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0" table:formula="of:=SUM(['Precision@k'.B16:.P16])" table:style-name="ce1">
            <text:p>10</text:p>
          </table:table-cell>
          <table:table-cell office:value-type="float" office:value="1" table:formula="of:=[.B16]/[Relevance.B16]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6.6392857142857142" table:formula="of:=SUM(['Precision@k'.B17:.P17])" table:style-name="ce1">
            <text:p>6,639285714</text:p>
          </table:table-cell>
          <table:table-cell office:value-type="float" office:value="0.66392857142857142" table:formula="of:=[.B17]/[Relevance.B17]" table:style-name="ce1">
            <text:p>0,663928571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7.7226190476190482" table:formula="of:=SUM(['Precision@k'.B18:.P18])" table:style-name="ce1">
            <text:p>7,722619048</text:p>
          </table:table-cell>
          <table:table-cell office:value-type="float" office:value="0.77226190476190482" table:formula="of:=[.B18]/[Relevance.B18]" table:style-name="ce1">
            <text:p>0,772261905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9.3543650793650794" table:formula="of:=SUM(['Precision@k'.B19:.P19])" table:style-name="ce1">
            <text:p>9,354365079</text:p>
          </table:table-cell>
          <table:table-cell office:value-type="float" office:value="0.9354365079365079" table:formula="of:=[.B19]/[Relevance.B19]" table:style-name="ce1">
            <text:p>0,935436508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0" table:formula="of:=SUM(['Precision@k'.B20:.P20])" table:style-name="ce1">
            <text:p>10</text:p>
          </table:table-cell>
          <table:table-cell office:value-type="float" office:value="1" table:formula="of:=[.B20]/[Relevance.B20]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0" table:formula="of:=SUM(['Precision@k'.B21:.P21])" table:style-name="ce1">
            <text:p>0</text:p>
          </table:table-cell>
          <table:table-cell office:value-type="float" office:value="0" table:formula="of:=[.B21]/[Relevance.B2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" table:formula="of:=SUM(['Precision@k'.B22:.P22])" table:style-name="ce1">
            <text:p>10</text:p>
          </table:table-cell>
          <table:table-cell office:value-type="float" office:value="1" table:formula="of:=[.B22]/[Relevance.B22]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" table:formula="of:=SUM(['Precision@k'.B23:.P23])" table:style-name="ce1">
            <text:p>0</text:p>
          </table:table-cell>
          <table:table-cell office:value-type="float" office:value="0" table:formula="of:=[.B23]/[Relevance.B2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0" table:formula="of:=SUM(['Precision@k'.B24:.P24])" table:style-name="ce1">
            <text:p>0</text:p>
          </table:table-cell>
          <table:table-cell office:value-type="float" office:value="0" table:formula="of:=[.B24]/[Relevance.B24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" table:formula="of:=SUM(['Precision@k'.B25:.P25])" table:style-name="ce1">
            <text:p>0</text:p>
          </table:table-cell>
          <table:table-cell office:value-type="float" office:value="0" table:formula="of:=[.B25]/[Relevance.B25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0" table:formula="of:=SUM(['Precision@k'.B26:.P26])" table:style-name="ce1">
            <text:p>0</text:p>
          </table:table-cell>
          <table:table-cell office:value-type="float" office:value="0" table:formula="of:=[.B26]/[Relevance.B2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0" table:formula="of:=SUM(['Precision@k'.B27:.P27])" table:style-name="ce1">
            <text:p>0</text:p>
          </table:table-cell>
          <table:table-cell office:value-type="float" office:value="0" table:formula="of:=[.B27]/[Relevance.B27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0" table:formula="of:=SUM(['Precision@k'.B28:.P28])" table:style-name="ce1">
            <text:p>0</text:p>
          </table:table-cell>
          <table:table-cell office:value-type="float" office:value="0" table:formula="of:=[.B28]/[Relevance.B28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0" table:formula="of:=SUM(['Precision@k'.B29:.P29])" table:style-name="ce1">
            <text:p>0</text:p>
          </table:table-cell>
          <table:table-cell office:value-type="float" office:value="0" table:formula="of:=[.B29]/[Relevance.B29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0" table:formula="of:=SUM(['Precision@k'.B30:.P30])" table:style-name="ce1">
            <text:p>0</text:p>
          </table:table-cell>
          <table:table-cell office:value-type="float" office:value="0" table:formula="of:=[.B30]/[Relevance.B30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0" table:formula="of:=SUM(['Precision@k'.B31:.P31])" table:style-name="ce1">
            <text:p>0</text:p>
          </table:table-cell>
          <table:table-cell office:value-type="float" office:value="0" table:formula="of:=[.B31]/[Relevance.B3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" table:formula="of:=SUM(['Precision@k'.B32:.P32])" table:style-name="ce1">
            <text:p>0</text:p>
          </table:table-cell>
          <table:table-cell office:value-type="float" office:value="0" table:formula="of:=[.B32]/[Relevance.B32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0" table:formula="of:=SUM(['Precision@k'.B33:.P33])" table:style-name="ce1">
            <text:p>0</text:p>
          </table:table-cell>
          <table:table-cell office:value-type="float" office:value="0" table:formula="of:=[.B33]/[Relevance.B3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0" table:formula="of:=SUM(['Precision@k'.B34:.P34])" table:style-name="ce1">
            <text:p>0</text:p>
          </table:table-cell>
          <table:table-cell office:value-type="float" office:value="0" table:formula="of:=[.B34]/[Relevance.B34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0" table:formula="of:=SUM(['Precision@k'.B35:.P35])" table:style-name="ce1">
            <text:p>0</text:p>
          </table:table-cell>
          <table:table-cell office:value-type="float" office:value="0" table:formula="of:=[.B35]/[Relevance.B35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0" table:formula="of:=SUM(['Precision@k'.B36:.P36])" table:style-name="ce1">
            <text:p>0</text:p>
          </table:table-cell>
          <table:table-cell office:value-type="float" office:value="0" table:formula="of:=[.B36]/[Relevance.B3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0" table:formula="of:=SUM(['Precision@k'.B37:.P37])" table:style-name="ce1">
            <text:p>0</text:p>
          </table:table-cell>
          <table:table-cell office:value-type="float" office:value="0" table:formula="of:=[.B37]/[Relevance.B37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0" table:formula="of:=SUM(['Precision@k'.B38:.P38])" table:style-name="ce1">
            <text:p>0</text:p>
          </table:table-cell>
          <table:table-cell office:value-type="float" office:value="0" table:formula="of:=[.B38]/[Relevance.B38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0" table:formula="of:=SUM(['Precision@k'.B39:.P39])" table:style-name="ce1">
            <text:p>0</text:p>
          </table:table-cell>
          <table:table-cell office:value-type="float" office:value="0" table:formula="of:=[.B39]/[Relevance.B39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0" table:formula="of:=SUM(['Precision@k'.B40:.P40])" table:style-name="ce1">
            <text:p>0</text:p>
          </table:table-cell>
          <table:table-cell office:value-type="float" office:value="0" table:formula="of:=[.B40]/[Relevance.B40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0" table:formula="of:=SUM(['Precision@k'.B41:.P41])" table:style-name="ce1">
            <text:p>0</text:p>
          </table:table-cell>
          <table:table-cell office:value-type="float" office:value="0" table:formula="of:=[.B41]/[Relevance.B4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" table:formula="of:=SUM(['Precision@k'.B42:.P42])" table:style-name="ce1">
            <text:p>0</text:p>
          </table:table-cell>
          <table:table-cell office:value-type="float" office:value="0" table:formula="of:=[.B42]/[Relevance.B42]" table:style-name="ce1">
            <text:p>0</text:p>
          </table:table-cell>
          <table:table-cell table:number-columns-repeated="1638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endrik</dc:creator>
    <meta:creation-date>2018-02-08T13:13:51Z</meta:creation-date>
    <dc:date>2018-03-07T12:33:36Z</dc:date>
    <meta:editing-cycles>10</meta:editing-cycles>
    <meta:editing-duration>PT0S</meta:editing-duration>
  </office:meta>
</office:document-meta>
</file>